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Eras Md BT" svg:font-family="'Eras Md B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$!{version}" text:name="1_version"/>
        <text:user-field-decl office:value-type="string" office:string-value="$!{identifResponsable}" text:name="1_identifSolicitante"/>
        <text:user-field-decl office:value-type="string" office:string-value="$!{domicilioResponsable}" text:name="14_domicilioResponsable"/>
      </text:user-field-decls>
      <text:p text:style-name="Standard">Documento de pruebas para una convocatoria.</text:p>
      <text:p text:style-name="Standard"/>
      <text:p text:style-name="Standard">Campo versión: <text:user-field-get text:name="1_version">$!{version}</text:user-field-get></text:p>
      <text:p text:style-name="Standard"/>
      <text:p text:style-name="Standard">Campo identificador Solicitante: <text:user-field-get text:name="1_identifSolicitante">$!{identifResponsable}</text:user-field-get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Eras Md BT" svg:font-family="'Eras Md B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6M6S</meta:editing-duration>
    <meta:editing-cycles>3</meta:editing-cycles>
    <meta:generator>OpenOffice/4.1.6$Win32 OpenOffice.org_project/416m1$Build-9790</meta:generator>
    <dc:date>2019-11-14T09:54:24.22</dc:date>
    <meta:document-statistic meta:table-count="0" meta:image-count="0" meta:object-count="0" meta:page-count="1" meta:paragraph-count="3" meta:word-count="13" meta:character-count="114"/>
    <dc:creator>Ramon Tur Vazquez</dc:creator>
    <meta:user-defined meta:name="Info 1"/>
    <meta:user-defined meta:name="Info 2"/>
    <meta:user-defined meta:name="Info 3"/>
    <meta:user-defined meta:name="Info 4"/>
  </office:meta>
</office:document-meta>
</file>